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Gentium Book Plus"/>
    </style:style>
    <style:style style:name="P2" style:family="paragraph" style:parent-style-name="Standard">
      <style:text-properties style:font-name="Gentium Book Plus" officeooo:paragraph-rsid="000f812c"/>
    </style:style>
    <style:style style:name="P3" style:family="paragraph" style:parent-style-name="Standard">
      <style:text-properties style:font-name="Gentium Book Plus" officeooo:paragraph-rsid="000fff4c"/>
    </style:style>
    <style:style style:name="T1" style:family="text">
      <style:text-properties officeooo:rsid="000f812c"/>
    </style:style>
    <style:style style:name="T2" style:family="text">
      <style:text-properties officeooo:rsid="000fa345"/>
    </style:style>
    <style:style style:name="T3" style:family="text">
      <style:text-properties officeooo:rsid="000ff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ce upon a time, there was a family with two siblings. The eldest often went hunting. The younger sister stayed at home. The eldest went hunting for so long that it was as if he had settled up there, in the mountains. The mother and father gradually grew older, and the sister became an adult. From time to time, <text:span text:style-name="T1">they</text:span> thought about <text:span text:style-name="T1">the</text:span> brother and wondered: “Well, he might come back today, or maybe tomorrow?” But he never came back.</text:p>
      <text:p text:style-name="P1">As the sister had become a young woman, a family <text:span text:style-name="T1">proposed to her, to wed into their family</text:span>. The younger sister <text:span text:style-name="T1">mentioned</text:span> her brother: “I don't know if he's still alive, or if he's gone! So what should I do?” The mother and father replied: “Your big brother, since we've had no news for so long... he's probably dead”. And one fine day, the whole village was invited to a banquet to celebrate the wedding. The sister hadn't forgotten her brother. “I don't see him anywhere,” she <text:span text:style-name="T1">said</text:span>. “Is<text:span text:style-name="T1">n’t</text:span> this <text:span text:style-name="T1">wrong</text:span>?” Her mother-in-law replied: “Come on, you've got to forget those old stories! What do we know about your brother? Maybe he's dead!”</text:p>
      <text:p text:style-name="P2">That day, h<text:span text:style-name="T1">er</text:span> elder brother was out hunting in the mountains. On his way back from the hunt, his dog came to a pass and started running. It was as if <text:span text:style-name="T1">the dog</text:span> sensed that <text:span text:style-name="T1">the</text:span> little sister was getting married! And running and galloping, he made his way to the house where they were celebrating <text:span text:style-name="T1">the</text:span> sister's wedding. The big brother followed his dog; he tracked him down, so that he arrived at the door of the house where they were celebrating! The dog had gone to sit in the main room, so the story goes. The big brother, on the other hand, stayed outside. He stood there, draped in his felt cape, and watched what was happening. A thought came to him: “That young woman... how she looks like my little sister! Yes, it's my own sister, it's her all right,” and he jumped up and went to sit down below the fireplace. He sat down next to his dog, who had settled there. People said: “Hey, fleabag, get down from there! And who on earth is this guy? Now the dog has brought back a beggar, what a nuisance! Let him go and sit at the back of the <text:span text:style-name="T1">room</text:span>!” But <text:span text:style-name="T1">the </text:span>big brother didn't move an inch. He just s<text:span text:style-name="T1">at</text:span> there, as the story goes. The dog was the same. No matter how many times <text:span text:style-name="T1">they were</text:span> told to go away, they wouldn't go away! So the guests resigned themselves. “Come on, let's take our places for the meal! <text:span text:style-name="T1">As for t</text:span>he beggar... <text:span text:style-name="T1">forget about it</text:span>, let him stay where he is. <text:span text:style-name="T1">W</text:span>e can give him a little something to eat, after all.” So the guests took their seats, and drinks were poured! As the rounds <text:span text:style-name="T1">were made</text:span>, bowl after bowl after bowl, the back of the room w<text:span text:style-name="T1">as</text:span> reached. <text:span text:style-name="T1">The b</text:span>ig brother was served a bowl of <text:span text:style-name="T1">wine</text:span> too, then <text:span text:style-name="T1">the person pouring the wine went away</text:span> without talking to him. Same thing for the food: one bowl for each guest.</text:p>
      <text:p text:style-name="P2"><text:span text:style-name="T1">I need to e</text:span>xplain that back home, we used to talk about the ‘smallest ribs,’ didn't we! When pork ribs were cut up, the short ribs were a small piece. <text:span text:style-name="T1">And </text:span>that's what <text:span text:style-name="T1">the </text:span>big brother got at the banquet! <text:span text:style-name="T1">They </text:span>thought <text:span text:style-name="T1">they’d</text:span> give him a little <text:span text:style-name="T1">scrap and that would be just fine for a beggar like him.</text:span></text:p>
      <text:p text:style-name="P2">When the food was served, well, everyone was enjoying themselves and the conversations were going well. But <text:span text:style-name="T1">the </text:span>big brother wasn't eating, he just s<text:span text:style-name="T1">at</text:span> there staring. “What on earth is that character? He looks like a beggar, yet he's so picky, he won't eat his meat or touch his wine? Well, if he doesn't want what we give him, too bad for him! He's probably not hungry.”</text:p>
      <text:p text:style-name="P1"><text:span text:style-name="T1">Then</text:span> the big brother said <text:span text:style-name="T1">out loud</text:span>: “When there's not enough to drink, <text:span text:style-name="T2">there can be no enjoyment</text:span>! Black earth, drink this wine! When there's not enough to eat, what's the point of <text:soft-page-break/>sitting down? Come on dog, it's for you!” So saying, he did indeed feed the dog the ribs. Then he draped himself in his felt cape and left.</text:p>
      <text:p text:style-name="P1">Then the little sister said to herself: “It can't be true! He's my brother, my big brother!” She grabbed hold of her brother's cape to hold him back. He grabbed a knife and sliced through the felt where his sister was holding him. As he made his way towards the exit, his sister tried again to grab him by his felt cloak, and he sliced off a<text:span text:style-name="T2">nother</text:span> piece of h<text:span text:style-name="T2">is</text:span> cloak. His sister was in despair. “My own brother, how is it possible, that today he has been treated like a beggar?” She wept a<text:span text:style-name="T2">nd wept</text:span>, and in the evening she died of despair, so the story goes!</text:p>
      <text:p text:style-name="P1">When she died, she was cremated. But no matter how hard they tried, the body wouldn't burn! So the family went to her older brother to ask his forgiveness. They said, “<text:span text:style-name="T3">We are</text:span> sorry! We <text:span text:style-name="T3">were not well aware</text:span> of your family history! We must ask your forgiveness!” When they had asked the older brother for forgiveness, and when he had cut off a piece of his felt cloak and thrown it into the fire as a sign of reconciliation, the little sister was consumed, completely! That's what they say, that's what the story says!</text:p>
      <text:p text:style-name="P1">This is the origin of the Sikee ritual. That's what the Sikee ritual is all about: <text:span text:style-name="T3">t</text:span>his is the story that the proverb<text:span text:style-name="T3">s</text:span> <text:span text:style-name="T3">refer to</text:span>. When a sister gives herself in marriage, her brother cries out in defiance! <text:span text:style-name="T3">That is how he behaves towards</text:span> the family of the Sikee people: the family that the woman joins through her marriage. For Sikee, the whole village has to go! We get everyone together: all the members of th<text:span text:style-name="T3">is</text:span> generation, brothers, sisters, cousins, you name it. We bring a little something! (<text:span text:style-name="T3">When carrying out the ritual, the idea is that </text:span>you don't bring presents: <text:span text:style-name="T3">on the contrary, you come in anger, and express</text:span> the greatest fury. <text:span text:style-name="T3">B</text:span>ut it's done: in fact, you take care not to hurt anyone, not to destroy anything, and you bring a little present.) The family to whom the young woman gives herself, she gives signs of the greatest fright! “Ouch! <text:span text:style-name="T3">The uncle is back for </text:span>Sikee! Today we're in fear!” they say. Everyone bows down and begs for forgiveness. On the other side, the man who represents the brother, he bullies one person, he pushes another. He's brought an axe: he's going to smash down the door! He's going to smash the pillars! Finally, he turns around and it's over.</text:p>
      <text:p text:style-name="P3">This story of the man who cut off his own garment tells us about the sister, <text:span text:style-name="T3">about the siblings, about family</text:span>. <text:span text:style-name="T3">I</text:span>t's the basis of <text:span text:style-name="T3">our</text:span> custom. According to the custom, the felt is not simply a garment in which the man drapes himself: it marks the return of the uncle! For the ‘Sikee’ ritual, the felt was carefully folded so that it could be spectacularly unfolded. We'd be told: “Careful, we're going to do the Sikee ritual, so if we can't even unfold the felt properly, there'll be a lot of talk!” In the old days, there w<text:span text:style-name="T3">ere</text:span> custom<text:span text:style-name="T3">s</text:span>. When someone died, each family in turn contributed to the collective meal, <text:span text:style-name="T3">a</text:span>s part of the funeral ceremonies. <text:span text:style-name="T3">[This</text:span> custom <text:span text:style-name="T3">was </text:span>known as Qietu, which literally means “to prepare a meal”.] When a sister has married, the custom is for her family to show their anger; and if they do this, well, it's because in the past there was the episode of the hunter who came back unexpectedly.</text:p>
      <text:p text:style-name="P1">That's how it used to be!</text:p>
      <text:p text:style-name="P1">[Adapted from the French whole-text translation, on the basis of a translation automatically generated by DeepL (deepl.com) and checked manu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2T11:43:10.302011722</meta:creation-date>
    <dc:date>2024-08-02T12:08:25.348458349</dc:date>
    <meta:editing-duration>PT14M5S</meta:editing-duration>
    <meta:editing-cycles>2</meta:editing-cycles>
    <meta:generator>LibreOffice/7.3.7.2$Linux_X86_64 LibreOffice_project/30$Build-2</meta:generator>
    <meta:document-statistic meta:table-count="0" meta:image-count="0" meta:object-count="0" meta:page-count="2" meta:paragraph-count="12" meta:word-count="1326" meta:character-count="7119" meta:non-whitespace-character-count="5805"/>
  </office:meta>
</office:document-meta>
</file>